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53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4.2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6666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기능 리스트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대분류</text:p>
          </table:table-cell>
          <table:table-cell office:value-type="string" calcext:value-type="string">
            <text:p>중분류 </text:p>
          </table:table-cell>
          <table:table-cell office:value-type="string" calcext:value-type="string">
            <text:p>세부사항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전원 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전원을 키고 끌 수 있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7">
            <text:p>입력 및 연산자 처리</text:p>
          </table:table-cell>
          <table:table-cell office:value-type="string" calcext:value-type="string">
            <text:p>숫자 입력</text:p>
          </table:table-cell>
          <table:table-cell office:value-type="string" calcext:value-type="string">
            <text:p>0,1~8,9까지의 숫자를 사용자가 입력할 수 있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table:style-name="ce3" office:value-type="string" calcext:value-type="string" table:number-columns-spanned="1" table:number-rows-spanned="2">
            <text:p>사칙연산 기호 입력</text:p>
          </table:table-cell>
          <table:table-cell office:value-type="string" calcext:value-type="string">
            <text:p>덧셈(+), 뺄셈(-), 곱셈(*), 나눗셈(/)을 나타내는 연산자를 입력할 수 있다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연산자 입력시 마지막 연산자가 입력된다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숫자 부호 입력</text:p>
          </table:table-cell>
          <table:table-cell office:value-type="string" calcext:value-type="string">
            <text:p>숫자앞에 부호를 입력할 수 있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table:style-name="ce4" office:value-type="string" calcext:value-type="string">
            <text:p>괄호 입력</text:p>
          </table:table-cell>
          <table:table-cell table:style-name="ce4" office:value-type="string" calcext:value-type="string">
            <text:p>괄호는 수식의 우선순위를 결정하며, 괄호 안의 연산이 먼저 수행된다.</text:p>
          </table:table-cell>
          <table:table-cell/>
        </table:table-row>
        <table:table-row table:style-name="ro1">
          <table:table-cell/>
          <table:covered-table-cell/>
          <table:table-cell table:style-name="ce5" office:value-type="string" calcext:value-type="string">
            <text:p>초기화</text:p>
          </table:table-cell>
          <table:table-cell table:style-name="ce5" office:value-type="string" calcext:value-type="string">
            <text:p>등호 연산자 사용 후 숫자 입력시 이전 출력값 삭제 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소수점 입력</text:p>
          </table:table-cell>
          <table:table-cell office:value-type="string" calcext:value-type="string">
            <text:p>사용자가 소수점을 입력하여 실수를 나타낸다.(소수 부분)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2">
            <text:p>수식 해석 및 변환</text:p>
          </table:table-cell>
          <table:table-cell office:value-type="string" calcext:value-type="string">
            <text:p>연산자 우선순위 처리</text:p>
          </table:table-cell>
          <table:table-cell office:value-type="string" calcext:value-type="string">
            <text:p>곱셈과 나눗셈은 덧셈과 뺄셈보다 우선순위가 높아야 한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table:style-name="ce4" office:value-type="string" calcext:value-type="string">
            <text:p>괄호 우선 계산 처리</text:p>
          </table:table-cell>
          <table:table-cell table:style-name="ce4" office:value-type="string" calcext:value-type="string">
            <text:p>괄호 안의 연산을 먼저 수행하여 수식을 계산한다.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 table:number-columns-spanned="1" table:number-rows-spanned="2">
            <text:p>계산 수행</text:p>
          </table:table-cell>
          <table:table-cell office:value-type="string" calcext:value-type="string">
            <text:p>수식처리</text:p>
          </table:table-cell>
          <table:table-cell office:value-type="string" calcext:value-type="string">
            <text:p>연산자의 우선순위를 고려하여 계산한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오류처리</text:p>
          </table:table-cell>
          <table:table-cell office:value-type="string" calcext:value-type="string">
            <text:p>0으로 나누기 알림해준다.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결과 출력</text:p>
          </table:table-cell>
          <table:table-cell office:value-type="string" calcext:value-type="string">
            <text:p>계산 결과 출력</text:p>
          </table:table-cell>
          <table:table-cell office:value-type="string" calcext:value-type="string">
            <text:p>계산된 결과를 사용자에게 출력한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 table:number-columns-spanned="1" table:number-rows-spanned="3">
            <text:p>메모리 기능</text:p>
          </table:table-cell>
          <table:table-cell table:style-name="ce4" office:value-type="string" calcext:value-type="string">
            <text:p>저장된 값 불러오기</text:p>
          </table:table-cell>
          <table:table-cell table:style-name="ce4" office:value-type="string" calcext:value-type="string">
            <text:p>저장된 값은 필요할 때 언제든지 다시 사용할 수 있다.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메모리 전체 초기화</text:p>
          </table:table-cell>
          <table:table-cell office:value-type="string" calcext:value-type="string">
            <text:p>사용자가 메모리를 초기화할 수 있다.(AC Button)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table:style-name="ce8" office:value-type="string" calcext:value-type="string">
            <text:p>메모리 부분 초기화</text:p>
          </table:table-cell>
          <table:table-cell table:style-name="ce8" office:value-type="string" calcext:value-type="string">
            <text:p>연산자 뒤의 마지막 숫자를 초기화 할 수 있다. (CE Button)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 table:number-columns-spanned="1" table:number-rows-spanned="7">
            <text:p>오류처리 및 예외 상황</text:p>
          </table:table-cell>
          <table:table-cell table:style-name="ce3" office:value-type="string" calcext:value-type="string" table:number-columns-spanned="1" table:number-rows-spanned="6">
            <text:p>잘못된 입력처리</text:p>
          </table:table-cell>
          <table:table-cell office:value-type="string" calcext:value-type="string">
            <text:p>연산자 중복입력 불가하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covered-table-cell table:style-name="Default"/>
          <table:table-cell office:value-type="string" calcext:value-type="string">
            <text:p>빈숫자 앞에 / ,* 입력 불가하다.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/>
          <table:covered-table-cell/>
          <table:covered-table-cell table:style-name="Default"/>
          <table:table-cell office:value-type="string" calcext:value-type="string">
            <text:p>맨 앞에 0버튼을 누르면 안눌린다 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/>
          <table:covered-table-cell/>
          <table:covered-table-cell table:style-name="Default"/>
          <table:table-cell office:value-type="string" calcext:value-type="string">
            <text:p>숫자의 앞쪽에 0이 올수없다 (정수)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/>
          <table:covered-table-cell/>
          <table:covered-table-cell table:style-name="Default"/>
          <table:table-cell office:value-type="string" calcext:value-type="string">
            <text:p>. <text:s/>중복입력은 불가하다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<text:s/>처음 입력값으로 <text:s/>연산자가 올 수 없다 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style-name="Default"/>
          <table:table-cell table:style-name="ce8" office:value-type="string" calcext:value-type="string">
            <text:p>예외 상황처리</text:p>
          </table:table-cell>
          <table:table-cell table:style-name="ce8" office:value-type="string" calcext:value-type="string">
            <text:p>메모리 용량이 초과되는 등의 예외적인 상황은 알림을 해준다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<text:s/>화면 표시 기능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1:03:53.258002472</meta:creation-date>
    <dc:date>2024-04-11T15:23:56.976347538</dc:date>
    <meta:editing-duration>PT56M20S</meta:editing-duration>
    <meta:editing-cycles>4</meta:editing-cycles>
    <meta:generator>LibreOffice/7.3.7.2$Linux_X86_64 LibreOffice_project/30$Build-2</meta:generator>
    <meta:document-statistic meta:table-count="1" meta:cell-count="87" meta:object-count="0"/>
  </office:meta>
</office:document-meta>
</file>